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fo:language="ru" fo:country="RU"/>
    </style:style>
    <style:style style:name="P2" style:parent-style-name="Standard" style:family="paragraph">
      <style:paragraph-properties fo:text-align="justify" fo:text-indent="-0.0104in"/>
      <style:text-properties fo:language="ru" fo:country="RU"/>
    </style:style>
    <style:style style:name="P3" style:parent-style-name="Standard" style:family="paragraph">
      <style:paragraph-properties fo:text-align="justify" fo:text-indent="-0.0104in"/>
      <style:text-properties fo:language="ru" fo:country="RU"/>
    </style:style>
    <style:style style:name="P4" style:parent-style-name="Standard" style:family="paragraph">
      <style:paragraph-properties fo:text-align="justify" fo:text-indent="-0.0104in"/>
      <style:text-properties fo:language="ru" fo:country="RU"/>
    </style:style>
    <style:style style:name="P5" style:parent-style-name="Standard" style:family="paragraph">
      <style:paragraph-properties fo:text-align="justify" fo:text-indent="-0.0104in"/>
      <style:text-properties fo:language="ru" fo:country="RU"/>
    </style:style>
    <style:style style:name="P6" style:parent-style-name="Standard" style:family="paragraph">
      <style:paragraph-properties fo:text-align="justify" fo:text-indent="-0.0104in"/>
      <style:text-properties fo:language="ru" fo:country="RU"/>
    </style:style>
    <style:style style:name="P7" style:parent-style-name="Standard" style:family="paragraph">
      <style:paragraph-properties fo:text-align="justify" fo:text-indent="-0.0104in"/>
      <style:text-properties fo:language="ru" fo:country="RU"/>
    </style:style>
    <style:style style:name="P8" style:parent-style-name="Standard" style:family="paragraph">
      <style:paragraph-properties fo:text-align="justify" fo:text-indent="-0.0104in"/>
      <style:text-properties fo:language="ru" fo:country="RU"/>
    </style:style>
    <style:style style:name="P9" style:parent-style-name="Standard" style:family="paragraph">
      <style:paragraph-properties fo:text-align="justify" fo:text-indent="-0.0104in"/>
      <style:text-properties fo:language="ru" fo:country="RU"/>
    </style:style>
    <style:style style:name="P10" style:parent-style-name="Standard" style:family="paragraph">
      <style:paragraph-properties fo:text-align="justify" fo:text-indent="-0.0104in"/>
      <style:text-properties fo:language="ru" fo:country="RU"/>
    </style:style>
    <style:style style:name="P11" style:parent-style-name="Standard" style:family="paragraph">
      <style:paragraph-properties fo:text-align="justify" fo:text-indent="-0.0104in"/>
      <style:text-properties fo:language="ru" fo:country="RU"/>
    </style:style>
    <style:style style:name="P12" style:parent-style-name="Standard" style:family="paragraph">
      <style:paragraph-properties fo:text-align="justify" fo:text-indent="-0.0104in"/>
      <style:text-properties fo:language="ru" fo:country="RU"/>
    </style:style>
    <style:style style:name="P13" style:parent-style-name="Standard" style:list-style-name="LFO1" style:family="paragraph">
      <style:paragraph-properties fo:text-align="justify"/>
      <style:text-properties fo:language="ru" fo:country="RU"/>
    </style:style>
    <style:style style:name="P14" style:parent-style-name="Standard" style:list-style-name="LFO1" style:family="paragraph">
      <style:paragraph-properties fo:text-align="justify"/>
      <style:text-properties fo:language="ru" fo:country="RU"/>
    </style:style>
    <style:style style:name="P15" style:parent-style-name="Standard" style:list-style-name="LFO1" style:family="paragraph">
      <style:paragraph-properties fo:text-align="justify"/>
      <style:text-properties fo:language="ru" fo:country="RU"/>
    </style:style>
    <style:style style:name="P16" style:parent-style-name="Standard" style:family="paragraph">
      <style:paragraph-properties fo:text-align="justify"/>
      <style:text-properties fo:language="ru" fo:country="RU"/>
    </style:style>
    <style:style style:name="P17" style:parent-style-name="Standard" style:family="paragraph">
      <style:paragraph-properties fo:text-align="justify"/>
      <style:text-properties fo:language="ru" fo:country="RU"/>
    </style:style>
    <style:style style:name="P18" style:parent-style-name="Standard" style:family="paragraph">
      <style:paragraph-properties fo:text-align="justify"/>
      <style:text-properties fo:language="ru" fo:country="RU"/>
    </style:style>
    <style:style style:name="P19" style:parent-style-name="Standard" style:family="paragraph">
      <style:paragraph-properties fo:text-align="justify"/>
      <style:text-properties fo:language="ru" fo:country="RU"/>
    </style:style>
    <style:style style:name="P20" style:parent-style-name="Standard" style:family="paragraph">
      <style:paragraph-properties fo:text-align="justify"/>
      <style:text-properties fo:language="ru" fo:country="RU"/>
    </style:style>
    <style:style style:name="P21" style:parent-style-name="Standard" style:family="paragraph">
      <style:paragraph-properties fo:text-align="justify"/>
      <style:text-properties fo:language="ru" fo:country="RU"/>
    </style:style>
    <style:style style:name="P22" style:parent-style-name="Standard" style:list-style-name="LFO2" style:family="paragraph">
      <style:paragraph-properties fo:text-align="justify"/>
      <style:text-properties fo:language="ru" fo:country="RU"/>
    </style:style>
    <style:style style:name="P23" style:parent-style-name="Standard" style:list-style-name="LFO2" style:family="paragraph">
      <style:paragraph-properties fo:text-align="justify"/>
      <style:text-properties fo:language="ru" fo:country="RU"/>
    </style:style>
    <style:style style:name="P24" style:parent-style-name="Standard" style:list-style-name="LFO2" style:family="paragraph">
      <style:paragraph-properties fo:text-align="justify"/>
      <style:text-properties fo:language="ru" fo:country="RU"/>
    </style:style>
    <style:style style:name="P25" style:parent-style-name="Standard" style:family="paragraph">
      <style:paragraph-properties fo:text-align="justify"/>
      <style:text-properties fo:language="ru" fo:country="RU"/>
    </style:style>
    <style:style style:name="P26" style:parent-style-name="Standard" style:family="paragraph">
      <style:paragraph-properties fo:text-align="justify"/>
      <style:text-properties fo:language="ru" fo:country="RU"/>
    </style:style>
    <style:style style:name="P27" style:parent-style-name="Standard" style:family="paragraph">
      <style:paragraph-properties fo:text-align="justify"/>
      <style:text-properties fo:language="ru" fo:country="RU"/>
    </style:style>
    <style:style style:name="P28" style:parent-style-name="Standard" style:family="paragraph">
      <style:paragraph-properties fo:text-align="justify"/>
      <style:text-properties fo:language="ru" fo:country="RU"/>
    </style:style>
    <style:style style:name="P29" style:parent-style-name="Standard" style:family="paragraph">
      <style:paragraph-properties fo:text-align="justify"/>
      <style:text-properties fo:language="ru" fo:country="RU"/>
    </style:style>
    <style:style style:name="P30" style:parent-style-name="Standard" style:family="paragraph">
      <style:paragraph-properties fo:text-align="justify"/>
      <style:text-properties fo:language="ru" fo:country="RU"/>
    </style:style>
    <style:style style:name="P31" style:parent-style-name="Standard" style:list-style-name="LFO3" style:family="paragraph">
      <style:paragraph-properties fo:text-align="justify"/>
      <style:text-properties fo:language="ru" fo:country="RU"/>
    </style:style>
    <style:style style:name="P32" style:parent-style-name="Standard" style:list-style-name="LFO3" style:family="paragraph">
      <style:paragraph-properties fo:text-align="justify"/>
      <style:text-properties fo:language="ru" fo:country="RU"/>
    </style:style>
    <style:style style:name="P33" style:parent-style-name="Standard" style:list-style-name="LFO3" style:family="paragraph">
      <style:paragraph-properties fo:text-align="justify"/>
      <style:text-properties fo:language="ru" fo:country="RU"/>
    </style:style>
    <style:style style:name="P34" style:parent-style-name="Standard" style:family="paragraph">
      <style:paragraph-properties fo:text-align="justify"/>
      <style:text-properties fo:language="ru" fo:country="RU"/>
    </style:style>
    <style:style style:name="P35" style:parent-style-name="Standard" style:family="paragraph">
      <style:paragraph-properties fo:text-align="justify"/>
      <style:text-properties fo:language="ru" fo:country="RU"/>
    </style:style>
    <style:style style:name="P36" style:parent-style-name="Standard" style:family="paragraph">
      <style:paragraph-properties fo:text-align="justify"/>
      <style:text-properties fo:language="ru" fo:country="RU"/>
    </style:style>
    <style:style style:name="P37" style:parent-style-name="Standard" style:family="paragraph">
      <style:paragraph-properties fo:text-align="justify"/>
      <style:text-properties fo:language="ru" fo:country="RU"/>
    </style:style>
    <style:style style:name="P38" style:parent-style-name="Standard" style:family="paragraph">
      <style:paragraph-properties fo:text-align="justify"/>
      <style:text-properties fo:language="ru" fo:country="RU"/>
    </style:style>
    <style:style style:name="P39" style:parent-style-name="Standard" style:family="paragraph">
      <style:paragraph-properties fo:text-align="justify"/>
      <style:text-properties fo:language="ru" fo:country="RU"/>
    </style:style>
    <style:style style:name="P40" style:parent-style-name="Standard" style:list-style-name="LFO4" style:family="paragraph">
      <style:paragraph-properties fo:text-align="justify"/>
      <style:text-properties fo:language="ru" fo:country="RU"/>
    </style:style>
    <style:style style:name="P41" style:parent-style-name="Standard" style:list-style-name="LFO4" style:family="paragraph">
      <style:paragraph-properties fo:text-align="justify"/>
      <style:text-properties fo:language="ru" fo:country="RU"/>
    </style:style>
    <style:style style:name="P42" style:parent-style-name="Standard" style:list-style-name="LFO4" style:family="paragraph">
      <style:paragraph-properties fo:text-align="justify"/>
      <style:text-properties fo:language="ru" fo:country="RU"/>
    </style:style>
    <style:style style:name="P43" style:parent-style-name="Standard" style:family="paragraph">
      <style:paragraph-properties fo:text-align="justify"/>
      <style:text-properties fo:language="ru" fo:country="RU"/>
    </style:style>
    <style:style style:name="P44" style:parent-style-name="Standard" style:family="paragraph">
      <style:paragraph-properties fo:text-align="justify"/>
      <style:text-properties fo:language="ru" fo:country="RU"/>
    </style:style>
    <style:style style:name="P45" style:parent-style-name="Standard" style:family="paragraph">
      <style:paragraph-properties fo:text-align="justify"/>
      <style:text-properties fo:language="ru" fo:country="RU"/>
    </style:style>
    <style:style style:name="P46" style:parent-style-name="Standard" style:family="paragraph">
      <style:paragraph-properties fo:text-align="justify"/>
      <style:text-properties fo:language="ru" fo:country="RU"/>
    </style:style>
    <style:style style:name="P47" style:parent-style-name="Standard" style:family="paragraph">
      <style:paragraph-properties fo:text-align="justify"/>
      <style:text-properties fo:language="ru" fo:country="RU"/>
    </style:style>
    <style:style style:name="P48" style:parent-style-name="Standard" style:family="paragraph">
      <style:paragraph-properties fo:text-align="justify"/>
      <style:text-properties fo:language="ru" fo:country="RU"/>
    </style:style>
    <style:style style:name="P49" style:parent-style-name="Standard" style:family="paragraph">
      <style:paragraph-properties fo:text-align="justify"/>
      <style:text-properties fo:language="ru" fo:country="RU"/>
    </style:style>
    <style:style style:name="P50" style:parent-style-name="Standard" style:family="paragraph">
      <style:paragraph-properties fo:text-align="justify" fo:margin-left="0.4902in">
        <style:tab-stops/>
      </style:paragraph-properties>
      <style:text-properties fo:language="ru" fo:country="RU"/>
    </style:style>
    <style:style style:name="P51" style:parent-style-name="Standard" style:family="paragraph">
      <style:paragraph-properties fo:text-align="justify" fo:margin-left="0.4902in">
        <style:tab-stops/>
      </style:paragraph-properties>
      <style:text-properties fo:language="ru" fo:country="RU"/>
    </style:style>
    <style:style style:name="P52" style:parent-style-name="Standard" style:family="paragraph">
      <style:paragraph-properties fo:text-align="justify" fo:margin-left="0.4902in">
        <style:tab-stops/>
      </style:paragraph-properties>
      <style:text-properties fo:language="ru" fo:country="RU"/>
    </style:style>
    <style:style style:name="P53" style:parent-style-name="Standard" style:family="paragraph">
      <style:paragraph-properties fo:text-align="justify"/>
      <style:text-properties fo:language="ru" fo:country="RU"/>
    </style:style>
    <style:style style:name="P54" style:parent-style-name="Standard" style:family="paragraph">
      <style:paragraph-properties fo:text-align="justify"/>
      <style:text-properties fo:language="ru" fo:country="RU"/>
    </style:style>
    <style:style style:name="P55" style:parent-style-name="Standard" style:family="paragraph">
      <style:paragraph-properties fo:text-align="justify"/>
      <style:text-properties fo:language="ru" fo:country="RU"/>
    </style:style>
    <style:style style:name="P56" style:parent-style-name="Standard" style:family="paragraph">
      <style:paragraph-properties fo:text-align="justify"/>
      <style:text-properties fo:language="ru" fo:country="RU"/>
    </style:style>
    <style:style style:name="P57" style:parent-style-name="Standard" style:family="paragraph">
      <style:paragraph-properties fo:text-align="justify"/>
      <style:text-properties fo:language="ru" fo:country="RU"/>
    </style:style>
    <style:style style:name="P58" style:parent-style-name="Standard" style:family="paragraph">
      <style:paragraph-properties fo:text-align="justify"/>
      <style:text-properties fo:language="ru" fo:country="RU"/>
    </style:style>
    <style:style style:name="P59" style:parent-style-name="Standard" style:family="paragraph">
      <style:paragraph-properties fo:text-align="justify"/>
      <style:text-properties fo:language="ru" fo:country="RU"/>
    </style:style>
    <style:style style:name="P60" style:parent-style-name="Standard" style:family="paragraph">
      <style:paragraph-properties fo:text-align="justify"/>
      <style:text-properties fo:language="ru" fo:country="RU"/>
    </style:style>
    <style:style style:name="P61" style:parent-style-name="Standard" style:family="paragraph">
      <style:paragraph-properties fo:text-align="justify"/>
      <style:text-properties fo:language="ru" fo:country="RU"/>
    </style:style>
    <style:style style:name="P62" style:parent-style-name="Standard" style:family="paragraph">
      <style:paragraph-properties fo:text-align="justify"/>
      <style:text-properties fo:language="ru" fo:country="RU"/>
    </style:style>
    <style:style style:name="P63" style:parent-style-name="Standard" style:family="paragraph">
      <style:paragraph-properties fo:text-align="justify"/>
      <style:text-properties fo:language="ru" fo:country="RU"/>
    </style:style>
    <style:style style:name="P64" style:parent-style-name="Standard" style:family="paragraph">
      <style:paragraph-properties fo:text-align="justify"/>
      <style:text-properties fo:language="ru" fo:country="RU"/>
    </style:style>
    <style:style style:name="P65" style:parent-style-name="Standard" style:family="paragraph">
      <style:paragraph-properties fo:text-align="justify"/>
      <style:text-properties fo:language="ru" fo:country="RU"/>
    </style:style>
    <style:style style:name="P66" style:parent-style-name="Standard" style:family="paragraph">
      <style:paragraph-properties fo:text-align="justify"/>
      <style:text-properties fo:language="ru" fo:country="RU"/>
    </style:style>
    <style:style style:name="P67" style:parent-style-name="Standard" style:family="paragraph">
      <style:paragraph-properties fo:text-align="justify" fo:margin-left="0.4902in">
        <style:tab-stops/>
      </style:paragraph-properties>
      <style:text-properties fo:language="ru" fo:country="RU"/>
    </style:style>
    <style:style style:name="P68" style:parent-style-name="Standard" style:family="paragraph">
      <style:paragraph-properties fo:text-align="justify" fo:margin-left="0.4902in">
        <style:tab-stops/>
      </style:paragraph-properties>
      <style:text-properties fo:language="ru" fo:country="RU"/>
    </style:style>
    <style:style style:name="P69" style:parent-style-name="Standard" style:family="paragraph">
      <style:paragraph-properties fo:text-align="justify" fo:margin-left="0.4902in">
        <style:tab-stops/>
      </style:paragraph-properties>
      <style:text-properties fo:language="ru" fo:country="RU"/>
    </style:style>
    <style:style style:name="P70" style:parent-style-name="Standard" style:family="paragraph">
      <style:paragraph-properties fo:text-align="justify"/>
      <style:text-properties fo:language="ru" fo:country="RU"/>
    </style:style>
    <style:style style:name="P71" style:parent-style-name="Standard" style:family="paragraph">
      <style:paragraph-properties fo:text-align="justify"/>
      <style:text-properties fo:language="ru" fo:country="RU"/>
    </style:style>
    <style:style style:name="P72" style:parent-style-name="Standard" style:family="paragraph">
      <style:paragraph-properties fo:text-align="justify"/>
      <style:text-properties fo:language="ru" fo:country="RU"/>
    </style:style>
    <style:style style:name="P73" style:parent-style-name="Standard" style:family="paragraph">
      <style:paragraph-properties fo:text-align="justify"/>
      <style:text-properties fo:language="ru" fo:country="RU"/>
    </style:style>
    <style:style style:name="P74" style:parent-style-name="Standard" style:family="paragraph">
      <style:paragraph-properties fo:text-align="justify"/>
      <style:text-properties fo:language="ru" fo:country="RU"/>
    </style:style>
    <style:style style:name="P75" style:parent-style-name="Standard" style:family="paragraph">
      <style:paragraph-properties fo:text-align="justify"/>
      <style:text-properties fo:language="ru" fo:country="RU"/>
    </style:style>
    <style:style style:name="P76" style:parent-style-name="Standard" style:family="paragraph">
      <style:paragraph-properties fo:text-align="justify"/>
      <style:text-properties fo:language="ru" fo:country="RU"/>
    </style:style>
    <style:style style:name="P77" style:parent-style-name="Standard" style:family="paragraph">
      <style:paragraph-properties fo:text-align="justify"/>
      <style:text-properties fo:language="ru" fo:country="RU"/>
    </style:style>
    <style:style style:name="P78" style:parent-style-name="Standard" style:family="paragraph">
      <style:paragraph-properties fo:text-align="justify" fo:text-indent="0.4902in"/>
      <style:text-properties fo:language="ru" fo:country="RU"/>
    </style:style>
    <style:style style:name="P79" style:parent-style-name="Standard" style:family="paragraph">
      <style:paragraph-properties fo:text-align="justify" fo:text-indent="0.4902in"/>
      <style:text-properties fo:language="ru" fo:country="RU"/>
    </style:style>
    <style:style style:name="P80" style:parent-style-name="Standard" style:family="paragraph">
      <style:paragraph-properties fo:text-align="justify" fo:text-indent="0.4902in"/>
      <style:text-properties fo:language="ru" fo:country="RU"/>
    </style:style>
    <style:style style:name="P81" style:parent-style-name="Standard" style:family="paragraph">
      <style:paragraph-properties fo:text-align="justify"/>
      <style:text-properties fo:language="ru" fo:country="RU"/>
    </style:style>
    <style:style style:name="P82" style:parent-style-name="Standard" style:family="paragraph">
      <style:paragraph-properties fo:text-align="justify"/>
      <style:text-properties fo:language="ru" fo:country="RU"/>
    </style:style>
    <style:style style:name="P83" style:parent-style-name="Standard" style:family="paragraph">
      <style:paragraph-properties fo:text-align="justify"/>
      <style:text-properties fo:language="ru" fo:country="RU"/>
    </style:style>
    <style:style style:name="P84" style:parent-style-name="Standard" style:family="paragraph">
      <style:paragraph-properties fo:text-align="justify"/>
      <style:text-properties fo:language="ru" fo:country="RU"/>
    </style:style>
    <style:style style:name="P85" style:parent-style-name="Standard" style:family="paragraph">
      <style:paragraph-properties fo:text-align="justify"/>
      <style:text-properties fo:language="ru" fo:country="RU"/>
    </style:style>
    <style:style style:name="P86" style:parent-style-name="Standard" style:family="paragraph">
      <style:paragraph-properties fo:text-align="justify"/>
      <style:text-properties fo:language="ru" fo:country="RU"/>
    </style:style>
    <style:style style:name="P87" style:parent-style-name="Standard" style:family="paragraph">
      <style:paragraph-properties fo:text-align="justify"/>
      <style:text-properties fo:language="ru" fo:country="RU"/>
    </style:style>
    <style:style style:name="P88" style:parent-style-name="Standard" style:family="paragraph">
      <style:paragraph-properties fo:text-align="justify"/>
      <style:text-properties fo:language="ru" fo:country="RU"/>
    </style:style>
    <style:style style:name="P89" style:parent-style-name="Standard" style:family="paragraph">
      <style:paragraph-properties fo:text-align="justify" fo:text-indent="0.4902in"/>
      <style:text-properties fo:language="ru" fo:country="RU"/>
    </style:style>
    <style:style style:name="P90" style:parent-style-name="Standard" style:family="paragraph">
      <style:paragraph-properties fo:text-align="justify"/>
      <style:text-properties fo:language="ru" fo:country="RU"/>
    </style:style>
    <style:style style:name="P91" style:parent-style-name="Standard" style:family="paragraph">
      <style:paragraph-properties fo:text-align="justify"/>
      <style:text-properties fo:language="ru" fo:country="RU"/>
    </style:style>
    <style:style style:name="P92" style:parent-style-name="Standard" style:family="paragraph">
      <style:paragraph-properties fo:text-align="justify"/>
      <style:text-properties fo:language="ru" fo:country="RU"/>
    </style:style>
    <style:style style:name="P93" style:parent-style-name="Standard" style:family="paragraph">
      <style:paragraph-properties fo:text-align="justify"/>
      <style:text-properties fo:language="ru" fo:country="RU"/>
    </style:style>
    <style:style style:name="P94" style:parent-style-name="Standard" style:family="paragraph">
      <style:paragraph-properties fo:text-align="justify"/>
      <style:text-properties fo:language="ru" fo:country="RU"/>
    </style:style>
    <style:style style:name="P95" style:parent-style-name="Standard" style:family="paragraph">
      <style:paragraph-properties fo:text-align="justify"/>
      <style:text-properties fo:language="ru" fo:country="RU"/>
    </style:style>
    <style:style style:name="P96" style:parent-style-name="Standard" style:family="paragraph">
      <style:paragraph-properties fo:text-align="justify"/>
      <style:text-properties fo:language="ru" fo:country="RU"/>
    </style:style>
    <style:style style:name="P97" style:parent-style-name="Standard" style:family="paragraph">
      <style:paragraph-properties fo:text-align="justify"/>
      <style:text-properties fo:language="ru" fo:country="RU"/>
    </style:style>
    <style:style style:name="P98" style:parent-style-name="Standard" style:family="paragraph">
      <style:paragraph-properties fo:text-align="justify"/>
      <style:text-properties fo:language="ru" fo:country="RU"/>
    </style:style>
    <style:style style:name="P99" style:parent-style-name="Standard" style:family="paragraph">
      <style:paragraph-properties fo:text-align="justify"/>
      <style:text-properties fo:language="ru" fo:country="RU"/>
    </style:style>
    <style:style style:name="P100" style:parent-style-name="Standard" style:family="paragraph">
      <style:paragraph-properties fo:text-align="justify"/>
      <style:text-properties fo:language="ru" fo:country="RU"/>
    </style:style>
    <style:style style:name="P101" style:parent-style-name="Standard" style:family="paragraph">
      <style:paragraph-properties fo:text-align="justify"/>
      <style:text-properties fo:language="ru" fo:country="RU"/>
    </style:style>
    <style:style style:name="P102" style:parent-style-name="Standard" style:family="paragraph">
      <style:paragraph-properties fo:text-align="justify"/>
      <style:text-properties fo:language="ru" fo:country="RU"/>
    </style:style>
    <style:style style:name="P103" style:parent-style-name="Standard" style:family="paragraph">
      <style:paragraph-properties fo:text-align="justify"/>
      <style:text-properties fo:language="ru" fo:country="RU"/>
    </style:style>
    <style:style style:name="P104" style:parent-style-name="Standard" style:family="paragraph">
      <style:paragraph-properties fo:text-align="justify"/>
      <style:text-properties fo:language="ru" fo:country="RU"/>
    </style:style>
    <style:style style:name="P105" style:parent-style-name="Standard" style:family="paragraph">
      <style:paragraph-properties fo:text-align="justify"/>
      <style:text-properties fo:language="ru" fo:country="RU"/>
    </style:style>
    <style:style style:name="P106" style:parent-style-name="Standard" style:family="paragraph">
      <style:paragraph-properties fo:text-align="justify"/>
      <style:text-properties fo:language="ru" fo:country="RU"/>
    </style:style>
    <style:style style:name="P107" style:parent-style-name="Standard" style:family="paragraph">
      <style:paragraph-properties fo:text-align="justify"/>
      <style:text-properties fo:language="ru" fo:country="RU"/>
    </style:style>
    <style:style style:name="P108" style:parent-style-name="Standard" style:family="paragraph">
      <style:paragraph-properties fo:text-align="justify"/>
      <style:text-properties fo:language="ru" fo:country="RU"/>
    </style:style>
    <style:style style:name="P109" style:parent-style-name="Standard" style:family="paragraph">
      <style:paragraph-properties fo:text-align="justify"/>
      <style:text-properties fo:language="ru" fo:country="RU"/>
    </style:style>
    <style:style style:name="P110" style:parent-style-name="Standard" style:family="paragraph">
      <style:paragraph-properties fo:text-align="justify"/>
      <style:text-properties fo:language="ru" fo:country="RU"/>
    </style:style>
    <style:style style:name="P111" style:parent-style-name="Standard" style:family="paragraph">
      <style:paragraph-properties fo:text-align="justify"/>
      <style:text-properties fo:language="ru" fo:country="RU"/>
    </style:style>
    <style:style style:name="P112" style:parent-style-name="Standard" style:family="paragraph">
      <style:paragraph-properties fo:text-align="justify"/>
      <style:text-properties fo:language="ru" fo:country="RU"/>
    </style:style>
    <style:style style:name="P113" style:parent-style-name="Standard" style:family="paragraph">
      <style:paragraph-properties fo:text-align="justify"/>
      <style:text-properties fo:language="ru" fo:country="RU"/>
    </style:style>
    <style:style style:name="P114" style:parent-style-name="Standard" style:family="paragraph">
      <style:paragraph-properties fo:text-align="justify"/>
      <style:text-properties fo:language="ru" fo:country="RU"/>
    </style:style>
    <style:style style:name="P115" style:parent-style-name="Standard" style:family="paragraph">
      <style:paragraph-properties fo:text-align="justify"/>
      <style:text-properties fo:language="ru" fo:country="RU"/>
    </style:style>
    <style:style style:name="P116" style:parent-style-name="Standard" style:family="paragraph">
      <style:paragraph-properties fo:text-align="justify"/>
      <style:text-properties fo:language="ru" fo:country="RU"/>
    </style:style>
    <style:style style:name="P117" style:parent-style-name="Standard" style:family="paragraph">
      <style:paragraph-properties fo:text-align="justify"/>
      <style:text-properties fo:language="ru" fo:country="RU"/>
    </style:style>
    <style:style style:name="P118" style:parent-style-name="Standard" style:family="paragraph">
      <style:paragraph-properties fo:text-align="justify"/>
      <style:text-properties fo:language="ru" fo:country="RU"/>
    </style:style>
    <style:style style:name="P119" style:parent-style-name="Standard" style:family="paragraph">
      <style:paragraph-properties fo:text-align="justify"/>
      <style:text-properties fo:language="ru" fo:country="RU"/>
    </style:style>
    <style:style style:name="P120" style:parent-style-name="Standard" style:family="paragraph">
      <style:paragraph-properties fo:text-align="justify"/>
      <style:text-properties fo:language="ru" fo:country="RU"/>
    </style:style>
    <style:style style:name="P121" style:parent-style-name="Standard" style:family="paragraph">
      <style:paragraph-properties fo:text-align="justify"/>
      <style:text-properties fo:language="ru" fo:country="RU"/>
    </style:style>
    <style:style style:name="P122" style:parent-style-name="Standard" style:family="paragraph">
      <style:paragraph-properties fo:text-align="justify"/>
      <style:text-properties fo:language="ru" fo:country="RU"/>
    </style:style>
    <style:style style:name="P123" style:parent-style-name="Standard" style:family="paragraph">
      <style:paragraph-properties fo:text-align="justify"/>
      <style:text-properties fo:language="ru" fo:country="RU"/>
    </style:style>
    <style:style style:name="P124" style:parent-style-name="Standard" style:family="paragraph">
      <style:paragraph-properties fo:text-align="justify"/>
      <style:text-properties fo:language="ru" fo:country="RU"/>
    </style:style>
    <style:style style:name="P125" style:parent-style-name="Standard" style:family="paragraph">
      <style:paragraph-properties fo:text-align="justify"/>
      <style:text-properties fo:language="ru" fo:country="RU"/>
    </style:style>
    <style:style style:name="P126" style:parent-style-name="Standard" style:family="paragraph">
      <style:paragraph-properties fo:text-align="justify"/>
      <style:text-properties fo:language="ru" fo:country="RU"/>
    </style:style>
    <style:style style:name="P127" style:parent-style-name="Standard" style:family="paragraph">
      <style:paragraph-properties fo:text-align="justify"/>
      <style:text-properties fo:language="ru" fo:country="RU"/>
    </style:style>
    <style:style style:name="P128" style:parent-style-name="Standard" style:family="paragraph">
      <style:paragraph-properties fo:text-align="justify"/>
      <style:text-properties fo:language="ru" fo:country="RU"/>
    </style:style>
    <style:style style:name="P129" style:parent-style-name="Standard" style:family="paragraph">
      <style:paragraph-properties fo:text-align="justify"/>
      <style:text-properties fo:language="ru" fo:country="RU"/>
    </style:style>
    <style:style style:name="P130" style:parent-style-name="Standard" style:family="paragraph">
      <style:paragraph-properties fo:text-align="justify"/>
      <style:text-properties fo:language="ru" fo:country="RU"/>
    </style:style>
    <style:style style:name="P131" style:parent-style-name="Standard" style:family="paragraph">
      <style:paragraph-properties fo:text-align="justify"/>
      <style:text-properties fo:language="ru" fo:country="RU"/>
    </style:style>
    <style:style style:name="P132" style:parent-style-name="Standard" style:family="paragraph">
      <style:paragraph-properties fo:text-align="justify" fo:text-indent="0.4902in"/>
      <style:text-properties fo:language="ru" fo:country="RU"/>
    </style:style>
    <style:style style:name="P133" style:parent-style-name="Standard" style:family="paragraph">
      <style:paragraph-properties fo:text-align="justify"/>
      <style:text-properties fo:language="ru" fo:country="RU"/>
    </style:style>
    <style:style style:name="P134" style:parent-style-name="Standard" style:family="paragraph">
      <style:paragraph-properties fo:text-align="justify"/>
      <style:text-properties fo:language="ru" fo:country="RU"/>
    </style:style>
    <style:style style:name="P135" style:parent-style-name="Standard" style:family="paragraph">
      <style:paragraph-properties fo:text-align="justify"/>
      <style:text-properties fo:language="ru" fo:country="RU"/>
    </style:style>
    <style:style style:name="P136" style:parent-style-name="Standard" style:family="paragraph">
      <style:paragraph-properties fo:text-align="justify"/>
      <style:text-properties fo:language="ru" fo:country="RU"/>
    </style:style>
    <style:style style:name="P137" style:parent-style-name="Standard" style:family="paragraph">
      <style:paragraph-properties fo:text-align="justify"/>
      <style:text-properties fo:language="ru" fo:country="RU"/>
    </style:style>
    <style:style style:name="P138" style:parent-style-name="Standard" style:family="paragraph">
      <style:paragraph-properties fo:text-align="justify"/>
      <style:text-properties fo:language="ru" fo:country="RU"/>
    </style:style>
    <style:style style:name="P139" style:parent-style-name="Standard" style:family="paragraph">
      <style:paragraph-properties fo:text-align="justify"/>
      <style:text-properties fo:language="ru" fo:country="RU"/>
    </style:style>
    <style:style style:name="P140" style:parent-style-name="Standard" style:family="paragraph">
      <style:paragraph-properties fo:text-align="justify"/>
      <style:text-properties fo:language="ru" fo:country="RU"/>
    </style:style>
    <style:style style:name="P141" style:parent-style-name="Standard" style:family="paragraph">
      <style:paragraph-properties fo:text-align="justify" fo:text-indent="0.4902in"/>
      <style:text-properties fo:language="ru" fo:country="RU"/>
    </style:style>
    <style:style style:name="P142" style:parent-style-name="Standard" style:family="paragraph">
      <style:paragraph-properties fo:text-align="justify"/>
      <style:text-properties fo:language="ru" fo:country="RU"/>
    </style:style>
    <style:style style:name="P143" style:parent-style-name="Standard" style:family="paragraph">
      <style:paragraph-properties fo:text-align="justify"/>
      <style:text-properties fo:language="ru" fo:country="RU"/>
    </style:style>
    <style:style style:name="P144" style:parent-style-name="Standard" style:family="paragraph">
      <style:paragraph-properties fo:text-align="justify"/>
      <style:text-properties fo:language="ru" fo:country="RU"/>
    </style:style>
    <style:style style:name="P145" style:parent-style-name="Standard" style:family="paragraph">
      <style:paragraph-properties fo:text-align="justify"/>
      <style:text-properties fo:language="ru" fo:country="RU"/>
    </style:style>
    <style:style style:name="P146" style:parent-style-name="Standard" style:family="paragraph">
      <style:paragraph-properties fo:text-align="justify"/>
      <style:text-properties fo:language="ru" fo:country="RU"/>
    </style:style>
    <style:style style:name="P147" style:parent-style-name="Standard" style:family="paragraph">
      <style:paragraph-properties fo:text-align="justify"/>
      <style:text-properties fo:language="ru" fo:country="RU"/>
    </style:style>
    <style:style style:name="P148" style:parent-style-name="Standard" style:family="paragraph">
      <style:paragraph-properties fo:text-align="justify"/>
      <style:text-properties fo:language="ru" fo:country="RU"/>
    </style:style>
    <style:style style:name="P149" style:parent-style-name="Standard" style:family="paragraph">
      <style:paragraph-properties fo:text-align="justify"/>
      <style:text-properties fo:language="ru" fo:country="RU"/>
    </style:style>
    <style:style style:name="P150" style:parent-style-name="Standard" style:family="paragraph">
      <style:paragraph-properties fo:text-align="justify" fo:text-indent="0.4902in"/>
      <style:text-properties fo:language="ru" fo:country="RU"/>
    </style:style>
    <style:style style:name="P151" style:parent-style-name="Standard" style:family="paragraph">
      <style:paragraph-properties fo:text-align="justify"/>
      <style:text-properties fo:language="ru" fo:country="RU"/>
    </style:style>
    <style:style style:name="P152" style:parent-style-name="Standard" style:family="paragraph">
      <style:paragraph-properties fo:text-align="justify"/>
      <style:text-properties fo:language="ru" fo:country="RU"/>
    </style:style>
    <style:style style:name="P153" style:parent-style-name="Standard" style:family="paragraph">
      <style:paragraph-properties fo:text-align="justify"/>
      <style:text-properties fo:language="ru" fo:country="RU"/>
    </style:style>
    <style:style style:name="P154" style:parent-style-name="Standard" style:family="paragraph">
      <style:paragraph-properties fo:text-align="justify"/>
      <style:text-properties fo:language="ru" fo:country="RU"/>
    </style:style>
    <style:style style:name="P155" style:parent-style-name="Standard" style:family="paragraph">
      <style:paragraph-properties fo:text-align="justify"/>
      <style:text-properties fo:language="ru" fo:country="RU"/>
    </style:style>
    <style:style style:name="P156" style:parent-style-name="Standard" style:family="paragraph">
      <style:paragraph-properties fo:text-align="justify"/>
      <style:text-properties fo:language="ru" fo:country="RU"/>
    </style:style>
    <style:style style:name="P157" style:parent-style-name="Standard" style:family="paragraph">
      <style:paragraph-properties fo:text-align="justify"/>
      <style:text-properties fo:language="ru" fo:country="RU"/>
    </style:style>
    <style:style style:name="P158" style:parent-style-name="Standard" style:family="paragraph">
      <style:paragraph-properties fo:text-align="justify"/>
      <style:text-properties fo:language="ru" fo:country="RU"/>
    </style:style>
    <style:style style:name="P159" style:parent-style-name="Standard" style:family="paragraph">
      <style:paragraph-properties fo:text-align="justify" fo:text-indent="0.4902in"/>
      <style:text-properties fo:language="ru" fo:country="RU"/>
    </style:style>
    <style:style style:name="P160" style:parent-style-name="Standard" style:family="paragraph">
      <style:paragraph-properties fo:text-align="justify"/>
      <style:text-properties fo:language="ru" fo:country="RU"/>
    </style:style>
    <style:style style:name="P161" style:parent-style-name="Standard" style:family="paragraph">
      <style:paragraph-properties fo:text-align="justify"/>
      <style:text-properties fo:language="ru" fo:country="RU"/>
    </style:style>
    <style:style style:name="P162" style:parent-style-name="Standard" style:family="paragraph">
      <style:paragraph-properties fo:text-align="justify"/>
      <style:text-properties fo:language="ru" fo:country="RU"/>
    </style:style>
    <style:style style:name="P163" style:parent-style-name="Standard" style:family="paragraph">
      <style:paragraph-properties fo:text-align="justify"/>
      <style:text-properties fo:language="ru" fo:country="RU"/>
    </style:style>
    <style:style style:name="P164" style:parent-style-name="Standard" style:family="paragraph">
      <style:paragraph-properties fo:text-align="justify"/>
      <style:text-properties fo:language="ru" fo:country="RU"/>
    </style:style>
    <style:style style:name="P165" style:parent-style-name="Standard" style:family="paragraph">
      <style:paragraph-properties fo:text-align="justify"/>
      <style:text-properties fo:language="ru" fo:country="RU"/>
    </style:style>
    <style:style style:name="P166" style:parent-style-name="Standard" style:family="paragraph">
      <style:paragraph-properties fo:text-align="justify"/>
      <style:text-properties fo:language="ru" fo:country="RU"/>
    </style:style>
    <style:style style:name="P167" style:parent-style-name="Standard" style:family="paragraph">
      <style:paragraph-properties fo:text-align="justify"/>
      <style:text-properties fo:language="ru" fo:country="RU"/>
    </style:style>
    <style:style style:name="P168" style:parent-style-name="Standard" style:family="paragraph">
      <style:paragraph-properties fo:text-align="justify"/>
      <style:text-properties fo:language="ru" fo:country="RU"/>
    </style:style>
    <style:style style:name="P169" style:parent-style-name="Standard" style:family="paragraph">
      <style:paragraph-properties fo:text-align="justify"/>
      <style:text-properties fo:language="ru" fo:country="RU"/>
    </style:style>
    <style:style style:name="P170" style:parent-style-name="Standard" style:family="paragraph">
      <style:paragraph-properties fo:text-align="justify"/>
      <style:text-properties fo:language="ru" fo:country="RU"/>
    </style:style>
    <style:style style:name="P171" style:parent-style-name="Standard" style:family="paragraph">
      <style:paragraph-properties fo:text-align="justify"/>
      <style:text-properties fo:language="ru" fo:country="RU"/>
    </style:style>
    <style:style style:name="P172" style:parent-style-name="Standard" style:family="paragraph">
      <style:paragraph-properties fo:text-align="justify"/>
      <style:text-properties fo:language="ru" fo:country="RU"/>
    </style:style>
    <style:style style:name="P173" style:parent-style-name="Standard" style:family="paragraph">
      <style:paragraph-properties fo:text-align="justify"/>
      <style:text-properties fo:language="ru" fo:country="RU"/>
    </style:style>
    <style:style style:name="P174" style:parent-style-name="Standard" style:family="paragraph">
      <style:paragraph-properties fo:text-align="justify"/>
      <style:text-properties fo:language="ru" fo:country="RU"/>
    </style:style>
    <style:style style:name="P175" style:parent-style-name="Standard" style:family="paragraph">
      <style:paragraph-properties fo:text-align="justify"/>
      <style:text-properties fo:language="ru" fo:country="RU"/>
    </style:style>
    <style:style style:name="P176" style:parent-style-name="Standard" style:family="paragraph">
      <style:paragraph-properties fo:text-align="justify" fo:text-indent="0.4902in"/>
      <style:text-properties fo:language="ru" fo:country="RU"/>
    </style:style>
    <style:style style:name="P177" style:parent-style-name="Standard" style:family="paragraph">
      <style:paragraph-properties fo:text-align="justify"/>
      <style:text-properties fo:language="ru" fo:country="RU"/>
    </style:style>
    <style:style style:name="P178" style:parent-style-name="Standard" style:family="paragraph">
      <style:paragraph-properties fo:text-align="justify"/>
      <style:text-properties fo:language="ru" fo:country="RU"/>
    </style:style>
    <style:style style:name="P179" style:parent-style-name="Standard" style:family="paragraph">
      <style:paragraph-properties fo:text-align="justify"/>
      <style:text-properties fo:language="ru" fo:country="RU"/>
    </style:style>
    <style:style style:name="P180" style:parent-style-name="Standard" style:family="paragraph">
      <style:paragraph-properties fo:text-align="justify"/>
      <style:text-properties fo:language="ru" fo:country="RU"/>
    </style:style>
    <style:style style:name="P181" style:parent-style-name="Standard" style:family="paragraph">
      <style:paragraph-properties fo:text-align="justify"/>
      <style:text-properties fo:language="ru" fo:country="RU"/>
    </style:style>
    <style:style style:name="P182" style:parent-style-name="Standard" style:family="paragraph">
      <style:paragraph-properties fo:text-align="justify"/>
      <style:text-properties fo:language="ru" fo:country="RU"/>
    </style:style>
    <style:style style:name="P183" style:parent-style-name="Standard" style:family="paragraph">
      <style:paragraph-properties fo:text-align="justify"/>
      <style:text-properties fo:language="ru" fo:country="RU"/>
    </style:style>
    <style:style style:name="P184" style:parent-style-name="Standard" style:family="paragraph">
      <style:paragraph-properties fo:text-align="justify"/>
      <style:text-properties fo:language="ru" fo:country="RU"/>
    </style:style>
    <style:style style:name="P185" style:parent-style-name="Standard" style:family="paragraph">
      <style:paragraph-properties fo:text-align="justify" fo:text-indent="0.4902in"/>
      <style:text-properties fo:language="ru" fo:country="RU"/>
    </style:style>
    <style:style style:name="P186" style:parent-style-name="Standard" style:family="paragraph">
      <style:paragraph-properties fo:text-align="justify" fo:text-indent="0.4902in"/>
      <style:text-properties fo:language="ru" fo:country="RU"/>
    </style:style>
    <style:style style:name="P187" style:parent-style-name="Standard" style:family="paragraph">
      <style:paragraph-properties fo:text-align="justify"/>
      <style:text-properties fo:language="ru" fo:country="RU"/>
    </style:style>
    <style:style style:name="P188" style:parent-style-name="Standard" style:family="paragraph">
      <style:paragraph-properties fo:text-align="justify"/>
      <style:text-properties fo:language="ru" fo:country="RU"/>
    </style:style>
    <style:style style:name="P189" style:parent-style-name="Standard" style:family="paragraph">
      <style:paragraph-properties fo:text-align="justify"/>
      <style:text-properties fo:language="ru" fo:country="RU"/>
    </style:style>
    <style:style style:name="P190" style:parent-style-name="Standard" style:family="paragraph">
      <style:paragraph-properties fo:text-align="justify"/>
      <style:text-properties fo:language="ru" fo:country="RU"/>
    </style:style>
    <style:style style:name="P191" style:parent-style-name="Standard" style:family="paragraph">
      <style:paragraph-properties fo:text-align="justify"/>
      <style:text-properties fo:language="ru" fo:country="RU"/>
    </style:style>
    <style:style style:name="P192" style:parent-style-name="Standard" style:family="paragraph">
      <style:paragraph-properties fo:text-align="justify"/>
      <style:text-properties fo:language="ru" fo:country="RU"/>
    </style:style>
    <style:style style:name="P193" style:parent-style-name="Standard" style:family="paragraph">
      <style:paragraph-properties fo:text-align="justify"/>
      <style:text-properties fo:language="ru" fo:country="RU"/>
    </style:style>
    <style:style style:name="P194" style:parent-style-name="Standard" style:family="paragraph">
      <style:paragraph-properties fo:text-align="justify" fo:text-indent="0.4902in"/>
      <style:text-properties fo:language="ru" fo:country="RU"/>
    </style:style>
    <style:style style:name="P195" style:parent-style-name="Standard" style:family="paragraph">
      <style:paragraph-properties fo:text-align="justify"/>
      <style:text-properties fo:language="ru" fo:country="RU"/>
    </style:style>
    <style:style style:name="P196" style:parent-style-name="Standard" style:family="paragraph">
      <style:paragraph-properties fo:text-align="justify"/>
      <style:text-properties fo:language="ru" fo:country="RU"/>
    </style:style>
    <style:style style:name="P197" style:parent-style-name="Standard" style:family="paragraph">
      <style:paragraph-properties fo:text-align="justify"/>
      <style:text-properties fo:language="ru" fo:country="RU"/>
    </style:style>
    <style:style style:name="P198" style:parent-style-name="Standard" style:family="paragraph">
      <style:paragraph-properties fo:text-align="justify"/>
      <style:text-properties fo:language="ru" fo:country="RU"/>
    </style:style>
    <style:style style:name="P199" style:parent-style-name="Standard" style:family="paragraph">
      <style:paragraph-properties fo:text-align="justify"/>
      <style:text-properties fo:language="ru" fo:country="RU"/>
    </style:style>
    <style:style style:name="P200" style:parent-style-name="Standard" style:family="paragraph">
      <style:paragraph-properties fo:text-align="justify"/>
      <style:text-properties fo:language="ru" fo:country="RU"/>
    </style:style>
    <style:style style:name="P201" style:parent-style-name="Standard" style:family="paragraph">
      <style:paragraph-properties fo:text-align="justify"/>
      <style:text-properties fo:language="ru" fo:country="RU"/>
    </style:style>
    <style:style style:name="P202" style:parent-style-name="Standard" style:family="paragraph">
      <style:paragraph-properties fo:text-align="justify"/>
      <style:text-properties fo:language="ru" fo:country="RU"/>
    </style:style>
    <style:style style:name="P203" style:parent-style-name="Standard" style:family="paragraph">
      <style:paragraph-properties fo:text-align="justify"/>
      <style:text-properties fo:language="ru" fo:country="RU"/>
    </style:style>
    <style:style style:name="P204" style:parent-style-name="Standard" style:family="paragraph">
      <style:paragraph-properties fo:text-align="justify"/>
      <style:text-properties fo:language="ru" fo:country="RU"/>
    </style:style>
    <style:style style:name="P205" style:parent-style-name="Standard" style:family="paragraph">
      <style:paragraph-properties fo:text-align="justify"/>
      <style:text-properties fo:language="ru" fo:country="RU"/>
    </style:style>
    <style:style style:name="P206" style:parent-style-name="Standard" style:family="paragraph">
      <style:paragraph-properties fo:text-align="justify" fo:text-indent="0.4902in"/>
      <style:text-properties fo:language="ru" fo:country="RU"/>
    </style:style>
    <style:style style:name="P207" style:parent-style-name="Standard" style:family="paragraph">
      <style:paragraph-properties fo:text-align="justify"/>
      <style:text-properties fo:language="ru" fo:country="RU"/>
    </style:style>
    <style:style style:name="P208" style:parent-style-name="Standard" style:family="paragraph">
      <style:paragraph-properties fo:text-align="justify"/>
      <style:text-properties fo:language="ru" fo:country="RU"/>
    </style:style>
    <style:style style:name="P209" style:parent-style-name="Standard" style:family="paragraph">
      <style:paragraph-properties fo:text-align="justify"/>
      <style:text-properties fo:language="ru" fo:country="RU"/>
    </style:style>
    <style:style style:name="P210" style:parent-style-name="Standard" style:family="paragraph">
      <style:paragraph-properties fo:text-align="justify"/>
      <style:text-properties fo:language="ru" fo:country="RU"/>
    </style:style>
    <style:style style:name="P211" style:parent-style-name="Standard" style:family="paragraph">
      <style:paragraph-properties fo:text-align="justify"/>
      <style:text-properties fo:language="ru" fo:country="RU"/>
    </style:style>
    <style:style style:name="P212" style:parent-style-name="Standard" style:family="paragraph">
      <style:paragraph-properties fo:text-align="justify"/>
      <style:text-properties fo:language="ru" fo:country="RU"/>
    </style:style>
    <style:style style:name="P213" style:parent-style-name="Standard" style:family="paragraph">
      <style:paragraph-properties fo:text-align="justify"/>
      <style:text-properties fo:language="ru" fo:country="RU"/>
    </style:style>
    <style:style style:name="P214" style:parent-style-name="Standard" style:family="paragraph">
      <style:paragraph-properties fo:text-align="justify"/>
      <style:text-properties fo:language="ru" fo:country="RU"/>
    </style:style>
    <style:style style:name="P215" style:parent-style-name="Standard" style:family="paragraph">
      <style:paragraph-properties fo:text-align="justify" fo:text-indent="0.4902in"/>
      <style:text-properties fo:language="ru" fo:country="RU"/>
    </style:style>
    <style:style style:name="P216" style:parent-style-name="Standard" style:family="paragraph">
      <style:paragraph-properties fo:text-align="justify"/>
      <style:text-properties fo:language="ru" fo:country="RU"/>
    </style:style>
    <style:style style:name="P217" style:parent-style-name="Standard" style:family="paragraph">
      <style:paragraph-properties fo:text-align="justify"/>
      <style:text-properties fo:language="ru" fo:country="RU"/>
    </style:style>
    <style:style style:name="P218" style:parent-style-name="Standard" style:family="paragraph">
      <style:paragraph-properties fo:text-align="justify"/>
    </style:style>
    <style:style style:name="T219" style:parent-style-name="Основнойшрифтабзаца" style:family="text">
      <style:text-properties fo:language="ru" fo:country="RU"/>
    </style:style>
    <style:style style:name="T220" style:parent-style-name="Основнойшрифтабзаца" style:family="text">
      <style:text-properties fo:language="ru" fo:country="RU"/>
    </style:style>
    <style:style style:name="T221" style:parent-style-name="Основнойшрифтабзаца" style:family="text">
      <style:text-properties fo:language="ru" fo:country="RU"/>
    </style:style>
  </office:automatic-styles>
  <office:body>
    <office:text text:use-soft-page-breaks="true">
      <text:p text:style-name="P1">Распространенные расы</text:p>
      <text:p text:style-name="P2">Вид: Фейрер-2</text:p>
      <text:p text:style-name="P3">Численность:</text:p>
      <text:p text:style-name="P4">Биология: млекопитающие приматы, внешне неотличимы от людей<text:s/>нашего мира. Главное биологическое отличие — наличие в крови маны и праны, а также<text:s/>модифицированная нервная система, позволяющая контролировать данные субстанции.</text:p>
      <text:p text:style-name="P5">Самоназвание: Фейрер</text:p>
      <text:p text:style-name="P6">Видовая особенность: приспосабливаемость (+2 на изначальную магию)</text:p>
      <text:p text:style-name="P7">Расы:</text:p>
      <text:p text:style-name="P8"/>
      <text:p text:style-name="P9">- Люди Севера</text:p>
      <text:p text:style-name="P10">Происхождение: север и северо-запад полигона Фейрер</text:p>
      <text:p text:style-name="P11">Особенности менталитета: достаточно рациональны, вплоть до жестокости. Материалисты. Редко бывают клириками или чародеями.</text:p>
      <text:p text:style-name="P12">Естественная магия:</text:p>
      <text:list text:style-name="LFO1" text:continue-numbering="true">
        <text:list-item>
          <text:p text:style-name="P13">ледяной разум (способность трезво осознавать окружающее, даже находясь под любым ментальным воздействием)</text:p>
        </text:list-item>
        <text:list-item>
          <text:p text:style-name="P14">покорение (эмпатическое<text:s/>воздействие на персонажа, способного счесть сексуально привлекательным кастующего это заклинание, требует отыгрыша)</text:p>
        </text:list-item>
        <text:list-item>
          <text:p text:style-name="P15">холодный ветер (ритуал: персонаж проводит определенное время на открытом пространстве под сильным ветром обнаженный. За каждый час проведения ритуала персонаж получает одно дополнительное действие, которое может использовать в дальнейшем в любой момент. Ритуал никак не ограждает персонажа от последствий пребывания голым на холодном ветру)</text:p>
        </text:list-item>
      </text:list>
      <text:p text:style-name="P16">Внешность: преимущественно светлая кожа, серые или светло-голубые глаза, светлые или рыжие волосы</text:p>
      <text:p text:style-name="P17"/>
      <text:p text:style-name="P18">- Закатный человек</text:p>
      <text:p text:style-name="P19">Происхождение: запад и юго-запад полигона Фейрер</text:p>
      <text:p text:style-name="P20">Особенности менталитета: экспрессивны, эмоциональны, часто несдержанные в словах. Во многих местах крайне сильны традиционные ценности</text:p>
      <text:p text:style-name="P21">Естественная магия:</text:p>
      <text:list text:style-name="LFO2" text:continue-numbering="true">
        <text:list-item>
          <text:p text:style-name="P22">душа кампании (в любой уместной для этого обстановке позволяет быстро привлечь к кастующему всеобщее внимание и вызвать симпатию окружающих, требует отыгрыша)</text:p>
        </text:list-item>
        <text:list-item>
          <text:p text:style-name="P23">плечом к плечу (кастуется в опасной ситуации, дает бонус на любые действия для заклинателя и находящихся рядом с ним его друзей, в случае совместных действий бонус удваивается)</text:p>
        </text:list-item>
        <text:list-item>
          <text:p text:style-name="P24">месть павшего (будучи мертвым не более суток, может придти на помощь своему близкому другу на срок «ур заклинания» минут или «ур заклинания Х 2» ходов; возвращается в виде полуматериального призрака. Кроме внешнего вида, обладает всеми свойствами на момент смерти, а также всей амуницией, находящейся на персонаже в момент его гибели. Может быть убит повторно, после повторной смерти тело практически мгновенно рассыпается в прах, лишая персонажа шанса на воскрешение)</text:p>
        </text:list-item>
      </text:list>
      <text:p text:style-name="P25">Внешность: слегка смуглая кожа, черные или темные волосы, карие или ярко-синие глаза. Как правило, довольно высокие и худощавые</text:p>
      <text:p text:style-name="P26"/>
      <text:p text:style-name="P27">- Люди Песков</text:p>
      <text:p text:style-name="P28">Происхождение: север полигона Альбун, юг и юго-восток полигона Фейрер</text:p>
      <text:p text:style-name="P29">Особенности менталитета: достаточно экспрессивны и эмоциональны, в большинстве своем весьма религиозны. При этом религиозность прекрасно уживается с бытовым прагматизмом (на Аллаха надейся, а верблюда привязывай). Достаточно сильны родственные связи. В<text:s/><text:soft-page-break/>некоторых областях до сих пор сохранилась клановая система.</text:p>
      <text:p text:style-name="P30">Естественная магия:</text:p>
      <text:list text:style-name="LFO3" text:continue-numbering="true">
        <text:list-item>
          <text:p text:style-name="P31">разогрев (могут разогреть определенную часть своего тела до температуры 1ур — 40гр, 2 ур — 60 гр, 3 ур — 80, 4 ур — 100 гр, 5 ур — создать небольшой язычок пламени (размером с огонь свечи)</text:p>
        </text:list-item>
        <text:list-item>
          <text:p text:style-name="P32">понимание (сконцентрировавшись, могут передать мысль или образ любому человеку, которого хорошо знают; отличительная особенность от других подобных заклинаний — невозможность засечь передачу для постороннего; чем длиннее и сложнее мысль, тем <text:s/>сложнее ее передать, облегчить себе задачу можно, например, жестами, наркотиками, адресат передачи не услышит в голове голос заклинателя, он почувствует основную суть мысли, например, в случае приказа у него просто возникнет легкое желание сделать то, о чем приказывал заклинатель. С помощью этого заклинания почти невозможно людьми против их воли)</text:p>
        </text:list-item>
        <text:list-item>
          <text:p text:style-name="P33">чувство направления (заклинатель может почувствовать направление и расстояние до хорошо знакомого ему предмета, места, человека; точных знаний ему это заклинание не дает, информация будет на уровне «он где-то там, идти до него часа 2», это не длительное заклинание - <text:s/>информация получается разово, о местонахождении в момент каста заклинания)</text:p>
        </text:list-item>
      </text:list>
      <text:p text:style-name="P34">Внешность: темная кожа, черные прямые волосы, черные и карие глаза; рост, как правило, небольшой</text:p>
      <text:p text:style-name="P35"/>
      <text:p text:style-name="P36">- Лесные люди</text:p>
      <text:p text:style-name="P37">Происхождение: восток и центральная часть полигона Фейрер</text:p>
      <text:p text:style-name="P38">Особенности менталитета: преимущественно флегматичный темперамент, достаточно широко распространены традиционные ценности, во многих регионах активно распространена клановая система. На большинстве территорий традиционно считается приличной сдержанность в эмоциях и словах вне семьи. Показательным моментом является то, что большая часть социальных философий родилась именно на территории Лесного народа</text:p>
      <text:p text:style-name="P39">Естественная магия:</text:p>
      <text:list text:style-name="LFO4" text:continue-numbering="true">
        <text:list-item>
          <text:p text:style-name="P40">тонкий вкус (заклинатель может определить съедобность или несъедобность, а также возможные последствия лично для него мгновенно, попробовав даже мелкий кусок)</text:p>
        </text:list-item>
        <text:list-item>
          <text:p text:style-name="P41">дорога в лесу (заклинатель не может заблудиться в дикой местности, в зависимости<text:s/>от результата на кубике он может в любой момент определить от сторон света до направления и расстояния до цели)</text:p>
        </text:list-item>
        <text:list-item>
          <text:p text:style-name="P42"><text:s/>почуять взгляд (заклинатель чувствует направленные на него взглядов; в зависимости от уровня и успеха на кубике получить следующую информацию<text:s/>о смотрящем/смотрящих: 1 ур — уровень агрессии и направление, в котором находится смотрящий, 2 ур — живое/нежить/нечисть, 3 ур — разумность смотрящего (животное, магическое создание, человек), 4 ур — эмоции смотрящего, 5 ур — уловить обрывки мыслей смотрящего и точное местоположение смотрящего. Примечание — в бою заклинание кастуется 2 хода)</text:p>
        </text:list-item>
      </text:list>
      <text:p text:style-name="P43">Внешность: невысокие, плотные, со склонностью к полноте; волосы прямые, реже слегка вьющиеся, разных оттенков русого, реже светлые или рыжие, глаза только темно-зеленого, желтого или светло-серого цветов. <text:s text:c="4"/></text:p>
      <text:p text:style-name="P44"/>
      <text:p text:style-name="P45">- Люди эфира</text:p>
      <text:p text:style-name="P46">Происхождение: центральная часть полигона Фэйрер</text:p>
      <text:p text:style-name="P47">Особенности менталитета: мало эмоциональны в большинстве своём, в основном живут закрытыми для посторонних общин. Крайне сильны семейные ценности. Не<text:s/>особо склонны к религиозности, в силу малоэмоциональности так же редко бывают чародеями. Преимущественно сангвиники.</text:p>
      <text:p text:style-name="P48"/>
      <text:soft-page-break/>
      <text:p text:style-name="P49">Естественная магия:</text:p>
      <text:p text:style-name="P50">- привычка к венриру (бросок на интоксикацию венриром идёт с модификатором 1 х уровень заклинания. Манобанки дают +10<text:s/>х уровень заклинания процентов маны).</text:p>
      <text:p text:style-name="P51">- вливание маны (вливая 10% от манокоста спеллу можно дать ему модификатор +1, либо повысить эффективность заклинания на 10%)</text:p>
      <text:p text:style-name="P52">- понимание магии (уровень заклинания прибавляется в виде модификатора к броску каста без<text:s/>формулы)</text:p>
      <text:p text:style-name="P53">Внешность: невысокий рост, худощавое телосложение; преимущественно тёмно-зелёные, либо чёрные глаза; немного азиатские черты лица.</text:p>
      <text:p text:style-name="P54">Примечание: -2 на сопротивление непрямому магическому воздействию.</text:p>
      <text:p text:style-name="P55"/>
      <text:p text:style-name="P56">Вид: Эльфы</text:p>
      <text:p text:style-name="P57">Численность:</text:p>
      <text:p text:style-name="P58">Биология: внешне похожи<text:s/>на людей, но имеют меньший процент мышечной и жировой ткани; заострённые уши; не имеют волос на теле, кроме как на голове, у мужчин зачастую вообще не растут усы и борода; в среднем выше ростом, чем люди, в остальном так же млекопитающие – приматы. В силу<text:s/>многовековой кастовой системы в родном мире расы-касты внешне отличаются друг от друга гораздо сильнее, чем расы других видов, по причине почти полного отсутствия межрасового<text:s/>смешивания.</text:p>
      <text:p text:style-name="P59">Самоназвание: Эльфы.</text:p>
      <text:p text:style-name="P60">Видовая особенность: повышение манокоста на 50% эффективнее.</text:p>
      <text:p text:style-name="P61">Расы:</text:p>
      <text:p text:style-name="P62"/>
      <text:p text:style-name="P63">- Высшие эльфы</text:p>
      <text:p text:style-name="P64">Происхождение: бывшая жреческая (Высших Богов) и аристократическая каста эльфийского народа.</text:p>
      <text:p text:style-name="P65">Особенности менталитета: живут по большей части Домами, напоминающими по устройству Дома древнего Рима. Как правило дети воспитываются с мыслью о том, что они рождены править. Очень чёткое понимание социальной иерархии как гласной, так и не гласной.</text:p>
      <text:p text:style-name="P66">Естественная магия:</text:p>
      <text:p text:style-name="P67">- утренняя вуаль (незначительная иллюзия, скрывающая физические недостатки внешности от синяков под глазами до<text:s/>неподобающей случаю одежды, внимание собеседников просто не отмечает данные недостатки)</text:p>
      <text:p text:style-name="P68">- блистание (каст привлекает восхищённое внимание к кастующему)</text:p>
      <text:p text:style-name="P69">- врождённая магия (при фэйле на спеллкаст делается дополнительный бросок с модификатором равным уровню<text:s/>этого заклинания, при успехе результат броска считается результатом проваленного спелла)</text:p>
      <text:p text:style-name="P70"/>
      <text:p text:style-name="P71">Внешность: золотистая кожа, как правило светлые волосы, белые, серебряные либо золотые глаза, часто светящиеся глаза.</text:p>
      <text:p text:style-name="P72">Примечание: сложно поверить в существование высшего эльфа без знаний Политики, Этикета и Психологии.</text:p>
      <text:p text:style-name="P73"/>
      <text:p text:style-name="P74">- Эльфы Света</text:p>
      <text:p text:style-name="P75">Происхождение: жреческая каста Светлых Богов.</text:p>
      <text:p text:style-name="P76">Особенности менталитета: религиозность, миролюбие. На данный момент из эльфийских Светлых богов осталась только Мааль-Бли, поэтому<text:s/>большинство представителей этой расы являются её клириками или почитают эту Богиню.</text:p>
      <text:p text:style-name="P77">Естественная магия:</text:p>
      <text:p text:style-name="P78">- свет (создают светящийся шарик, на *уровень заклинания х5* минут, яркость шарика зависит от веры (от тусклого, еле заметного света, до слепящего сияния) и яркость, и время вариативны в пределах возможного)</text:p>
      <text:soft-page-break/>
      <text:p text:style-name="P79">- чувство зла (пассивка, перманентно работает – позволяет персонажу чувствовать Чистое Зло, чем выше уровень, тем меньшее проявление Зла может почувствовать персонаж)</text:p>
      <text:p text:style-name="P80">- близость к Престолу (спелл даёт<text:s/>1 х уровень заклинания к броскам молитвы и воззванию)</text:p>
      <text:p text:style-name="P81">Внешность: белая кожа, белые либо блондинистые волосы, глаза окутаны белым светящимся туманом.</text:p>
      <text:p text:style-name="P82"/>
      <text:p text:style-name="P83">- Эльфы Тьмы</text:p>
      <text:p text:style-name="P84">Происхождение: жреческая каста Тёмных Богов.</text:p>
      <text:p text:style-name="P85">Особенности менталитета: религиозность, эгоизм.<text:s/>На данный момент из эльфийских Тёмных богов остался только Оли-Гаал, поэтому большинство представителей этой расы являются его клириками или почитают этого Бога.</text:p>
      <text:p text:style-name="P86">Естественная магия:</text:p>
      <text:p text:style-name="P87"><text:tab/>- тьма (затемняют область вокруг себя в радиусе своей веры х 10 метров,<text:s/>вплоть до создания Области Тьмы на 5 уровне)</text:p>
      <text:p text:style-name="P88"><text:tab/>- ужас (каст привлекает внимание к кастующему и внушает перед ним ужас)</text:p>
      <text:p text:style-name="P89">- близость к Престолу (спелл даёт 1 х уровень заклинания к броскам молитвы и воззванию)</text:p>
      <text:p text:style-name="P90">Внешность: белая кожа, чёрные волосы, глаза окутаны чёрным туманом.</text:p>
      <text:p text:style-name="P91"/>
      <text:p text:style-name="P92">- Белые (реже Светлые) эльфы</text:p>
      <text:p text:style-name="P93">Происхождение: эльфийское простонародье.</text:p>
      <text:p text:style-name="P94">Особенности менталитета: почти полностью растворились в человеческой культуре, менталитет чаще всего повторяет менталитет жителей той области, где проживает конкретный<text:s/>эльф.</text:p>
      <text:p text:style-name="P95">Естественная магия:</text:p>
      <text:p text:style-name="P96"><text:tab/>- поддержка сюзерена (заклинания Воскрешение и Исцеление действуют на персонажа с эффективностью +10 х уровень заклинания процентов)</text:p>
      <text:p text:style-name="P97"><text:tab/>- родство с природой (действия, связанные с отдыхом на природе (медитация, восстановление, лечение и т.п.) уменьшают время действия в 1 х уровень заклинания раз)</text:p>
      <text:p text:style-name="P98"><text:tab/>- заклинание «Во имя Лорда» (персонаж может назначить любого другого персонажа в качестве своего Лорда (максимум 1 раз в год, не более одного Лорда у одного персонажа в один момент времени). После этого в любой момент времени не зависимо от любых обстоятельств, кроме смерти кастера, персонаж может принять на себя половину полученного Лордом урона по своему желанию)</text:p>
      <text:p text:style-name="P99">Внешность: внешность примерно соответствует внешности людей Леса, хотя и<text:s/>гораздо чаще встречаются самые различные комбинации самых разных расцветок волос и глаз. Так же Белые эльфы единственные, в среде которых принято ношение усов и бород.</text:p>
      <text:p text:style-name="P100"/>
      <text:p text:style-name="P101">- Чёрные (реже Тёмные) эльфы, иногда Дроу</text:p>
      <text:p text:style-name="P102">Происхождение: ранее низшая каста эльфов.<text:s/>Раньше считались неприкасаемыми, однако в современном обществе данный стереотип поддерживается разве что Высшими эльфами и то далеко не всеми.</text:p>
      <text:p text:style-name="P103">Особенности менталитета: не смотря на то, что кастовая система традиционного эльфийского общества отменена на Уларе, чёрные эльфы по-прежнему предпочитают жить своими кварталами, по устройству напоминающими северо-американские гетто. Часто наблюдается замкнутый круг: из-за низкого образования и криминализации выходцев из этих районов, чёрных эльфов не принимают в престижные учебные заведения и на хорошую работу, что ведёт к ещё большей криминализации кварталов чёрных эльфов. Традиционно в кварталах царит радикальный матриархат.</text:p>
      <text:p text:style-name="P104">Естественная магия:</text:p>
      <text:p text:style-name="P105"><text:tab/>- тепловидение</text:p>
      <text:soft-page-break/>
      <text:p text:style-name="P106"><text:tab/>- запутывание следов (кастер может запутать собственные следы, либо следы группы, в составе которой он перемещается, повысив сложность для выслеживания на 1 х уровень заклинания. Сочетается с другими подобными заклинаниями).</text:p>
      <text:p text:style-name="P107"><text:tab/>- наследие Паучихи (кастер в течение одной сцены может перемещаться по любой поверхности (скользкий лёд, стены, потолок и т.п.) как по земле без штрафов)</text:p>
      <text:p text:style-name="P108">Внешность: тёмно-серая кожа; белые, чёрные либо ярко-рыжие волосы; красные или тёмно-фиолетовые глаза. Выросшие в чёрных кварталах очень любят татуировки.</text:p>
      <text:p text:style-name="P109"/>
      <text:p text:style-name="P110"/>
      <text:p text:style-name="P111">Вид: Орки</text:p>
      <text:p text:style-name="P112">Численность:</text:p>
      <text:p text:style-name="P113">Биология: млекопитающие гуманоиды. От людей отличаются мано-зависмой пигментацией кожи, иным строением нижней челюсти (рот способен шире открываться, более мощные клыки, более мощные мышцы), заострёнными ушами, практически полным отсутствием жировых отложений, отсутствием деградации мышц. По типу питания больший уклон к хищникам (мяса требуется больше, чем людям).</text:p>
      <text:p text:style-name="P114">Самоназвание: Номарн</text:p>
      <text:p text:style-name="P115">Видовая особенность: шанс крита физическими атаками х2.</text:p>
      <text:p text:style-name="P116">Расы:</text:p>
      <text:p text:style-name="P117"/>
      <text:p text:style-name="P118">- Клан Земли</text:p>
      <text:p text:style-name="P119">Происхождение: в прошлом орки, поклонявшиеся духам Земли. Единственный не кочевой клан среди орков, активно занимались земледелием и ремёслами и в меньшей степени, чем прочие кланы занимались войной.</text:p>
      <text:p text:style-name="P120">Особенности менталитета: флегматичны, усидчивы, трудолюбивы.</text:p>
      <text:p text:style-name="P121">Естественная магия:</text:p>
      <text:p text:style-name="P122"><text:tab/>- знания плодородности<text:s/>(в общем смысле орки клана Земли могут чувствовать степень плодородности почвы, однако так, как внутри игры это слабо применимо, чаще используется такой доп.эффект – орки этой расы чувствуют наличие яда либо болезней в непосредственной близости от себя)</text:p>
      <text:p text:style-name="P123"><text:tab/>- успокоение (кастер может успокоить животное, снизив уровень его агрессии)</text:p>
      <text:p text:style-name="P124"><text:tab/>- кашевар (ритуал, в ходе которого кастер может приготовить съедобную пищу даже из изначально малосъедобных ингредиентов)</text:p>
      <text:p text:style-name="P125">Внешность: зелёная кожа разных оттенков; чёрные волосы (как и у всех остальных орочьих кланов).</text:p>
      <text:p text:style-name="P126"/>
      <text:p text:style-name="P127">- Клан Огня</text:p>
      <text:p text:style-name="P128">Происхождение: клан, ранее поклонявшийся духам Огня.</text:p>
      <text:p text:style-name="P129">Особенности менталитета: самый воинственный из кланов, наиболее эмоциональный; отличные чародеи и боевые обезманенные. Преимущественно холерики.</text:p>
      <text:p text:style-name="P130">Естественная магия:</text:p>
      <text:p text:style-name="P131"><text:tab/>- ритуал «Песнь неистовства» (на сцену кастер и его группа приобретают модификатор 1 х уровень заклинания на сопротивление ментальному воздействую. Прим.: сочетается с этим же заклинанием; каждый дополнительный кастер добавляет модификатор +1 к эффекту)</text:p>
      <text:p text:style-name="P132">- кровавый гнев (когда у персонажа остаётся менее 20% здоровья, он получает модификатор на все боевые действия равный 1 х уровень заклинания)</text:p>
      <text:p text:style-name="P133"><text:tab/>- <text:s/>разрывающий рывок (ритуальное действие: нанеся себе рану на 50% от своего макс.ХП, персонаж<text:s/>может на одну сцену увеличить количество действий в ход на единицу)</text:p>
      <text:p text:style-name="P134">Внешность: красная кожа; как правило развитая мускулатура.</text:p>
      <text:p text:style-name="P135"/>
      <text:p text:style-name="P136">- Клан Воды</text:p>
      <text:p text:style-name="P137">Происхождение: клан, ранее поклонявшийся духам Воды.</text:p>
      <text:soft-page-break/>
      <text:p text:style-name="P138">Особенности менталитета: в большинстве своём индивидуалисты;<text:s/>не имеют особых семейных или внутриклановых привязанностей, однако очень крепко привязываются к друзьям.</text:p>
      <text:p text:style-name="P139">Естественная магия:</text:p>
      <text:p text:style-name="P140"><text:tab/>- найти воду</text:p>
      <text:p text:style-name="P141">- текущая речь (способны разговором успокоить, снизить уровень агрессии у разумного существа; требует отыгрыша)</text:p>
      <text:p text:style-name="P142"><text:tab/>- <text:s/>тело – волна (если персонаж в ход не совершает активных действий, то он может попытаться уклониться от любой направленной на него атаки, если это физически возможно (второй и последующие броски при касте продолжительных заклинаний активным действием не считаются,) сложность 13)</text:p>
      <text:p text:style-name="P143">Внешность: кожа разных оттенков синего цвета.</text:p>
      <text:p text:style-name="P144"/>
      <text:p text:style-name="P145">- Клан Воздуха</text:p>
      <text:p text:style-name="P146">Происхождение: клан, ранее поклонявшийся духам Воздуха.</text:p>
      <text:p text:style-name="P147">Особенности менталитета: ветреность, непостоянство.</text:p>
      <text:p text:style-name="P148">Естественная магия:</text:p>
      <text:p text:style-name="P149"><text:tab/>- лёгкое падение (при падении с большой высоты персонаж может при удачном броске не получить урона непосредственно от падения)</text:p>
      <text:p text:style-name="P150">- лёгкая нога (увеличивает скорость пешего передвижения персонажа на одну сцену в 1/2/3 раза)</text:p>
      <text:p text:style-name="P151"><text:tab/>- гонец ветров (персонаж может чётко услышать, что происходит в месте радиусом 2 метра на расстоянии 100 х уровень заклинания метров от него. Если кастер не видит место воздействия заклинания, он получает штраф -5)</text:p>
      <text:p text:style-name="P152">Внешность: бледно-серая кожа.</text:p>
      <text:p text:style-name="P153"/>
      <text:p text:style-name="P154">- Клан Умбры</text:p>
      <text:p text:style-name="P155">Происхождение: клан, ранее поклонявшийся духам предков.</text:p>
      <text:p text:style-name="P156">Особенности менталитета: зачастую представители этого клана очень отрешённо взирают на жизнь. В силу частого общения Умбр с миром мёртвых нередко они демонстрируют равнодушие к делам живых.</text:p>
      <text:p text:style-name="P157">Естественная магия:</text:p>
      <text:p text:style-name="P158"><text:tab/>- чувство смерти (в радиусе 100 х уровень заклинания метров<text:s/>персонаж чувствует факт смерти, пассивно (нежить и порождения смерти к этому не относится))</text:p>
      <text:p text:style-name="P159">- разговор с павшим (персонаж видит и может общаться с душой погибшего, если она не нашла упокоения, т.е. не ушла в иные планы; пассивно)</text:p>
      <text:p text:style-name="P160"><text:tab/>- свита павших (персонаж<text:s/>может привязать к себе неупокоенную душу и заклинанием на 1 х уровень заклинания ходов материализовать её (привязка не означает подчинение))</text:p>
      <text:p text:style-name="P161">Внешность: кожа жемчужного цвета с мраморными разводами.</text:p>
      <text:p text:style-name="P162">Примечание: на усмотрение мастера голоса мёртвых могут заглушить мир живых для персонажа этой расы. Женщинам этой расы очень сложно забеременеть.</text:p>
      <text:p text:style-name="P163"/>
      <text:p text:style-name="P164">Вид: Гномы</text:p>
      <text:p text:style-name="P165">Численность:</text:p>
      <text:p text:style-name="P166">Биология: млекопитающие – приматы; максимальный рост 1м 30см.; нормальный вес у мужчин 110-130 кг, у женщин 90-110 кг; отличаются густым<text:s/>волосяным покровом на теле. Идеальная дварфическая фигура примерно равна квадрату, т.е. ширина плеч равна росту (редко встречается, обычно плечи уже, в районе 80-90 см у мужчин, 70-80 см у женщин)</text:p>
      <text:p text:style-name="P167">Самоназвание: Дварфы, местные самоназвания</text:p>
      <text:p text:style-name="P168">Видовая особенность: сопротивление травмам +2.</text:p>
      <text:p text:style-name="P169">Расы:</text:p>
      <text:p text:style-name="P170"/>
      <text:p text:style-name="P171">- Дварфы<text:s/>Альянса (Хёвд)</text:p>
      <text:soft-page-break/>
      <text:p text:style-name="P172">Происхождение: выжившие потомки дварфийских беженцев, принятые Альянсом. В силу малочисленности представителей дварфийских рас на данный момент полностью перемешались друг с другом.</text:p>
      <text:p text:style-name="P173">Особенности менталитета: в большинстве своём весьма патриотичны. Очень ценят семью и сохранившиеся до наших дней реликвии и историю своей семьи. Есть предпосылки к клановой системе. Многие из Хёвдов перфекционисты в большей или меньшей степени. Идея «делай хорошо или не делай вовсе» фигурирует в традиционном воспитании.</text:p>
      <text:p text:style-name="P174">Естественная магия:</text:p>
      <text:p text:style-name="P175"><text:tab/>- дыхание Земли (могут получать определённую информацию от окружающей их земли - например заблоговременно понять, что здание, в котором они находятся сейчас рухнет, или дальше по штоле движется большая группа существ.)</text:p>
      <text:p text:style-name="P176">- дотошность (+5 за уровень к не магическому крафту на сцену)</text:p>
      <text:p text:style-name="P177"><text:tab/>- понимание механики (пассивно: броски на работу с механическими устройствами без штрафа за отсутствие навыка; активно: +5 за уровень на сцену)</text:p>
      <text:p text:style-name="P178">Внешность: преимущественно рыжеволосы и голубоглазы, как правило бледная кожа.</text:p>
      <text:p text:style-name="P179"/>
      <text:p text:style-name="P180">- Дварфы Конклава (Ульфхаген)</text:p>
      <text:p text:style-name="P181">Происхождение: потомки клана Ульфхаген, дошедшие до территории Конклава и обосновавшиеся там.</text:p>
      <text:p text:style-name="P182">Особенности менталитета: несколько десятилетий находились по факту в рабстве у банды «Звери холмов», после чего с боем вырвали себе волю. Потому свободолюбивы, крайне ценят свою котерию (лард). Ценят личную силу, честность, умение выживать и побеждать.</text:p>
      <text:p text:style-name="P183">Естественная магия:</text:p>
      <text:p text:style-name="P184"><text:tab/>- помощь земли (бонус к распутыванию следов)</text:p>
      <text:p text:style-name="P185">- чутьё на золото (чувствуют местонахождения золота и его примерный объём)</text:p>
      <text:p text:style-name="P186">- дети Ужасного Волка (кастер призывает призрачного волка со статами равными соответствующим статам кастера для выполнения одного конкретного задания. Призыв можно осуществлять неограниченное количество раз, но за призывы<text:s/>следует платить, принося жертву ужасному волку (убитые животные, свежее мясо, охотничьи трофеи). Если Ужасный Волк сочтёт, что кастер призывает его детей слишком часто для того количества жертв, которые кастер ему приносит, то очередной призванный дух может вместо выполнения задания атаковать кастера)</text:p>
      <text:p text:style-name="P187">Внешность: преимущественно белые либо серые волосы; жёлтые глаза с вертикальными зрачками.</text:p>
      <text:p text:style-name="P188"/>
      <text:p text:style-name="P189">- Дварфы Евросоюза (Стальники)</text:p>
      <text:p text:style-name="P190">Происхождение: потомки дварфийских военнопленных, захваченных войсками Евросоюза. Крайне немногочисленны, подчинены Инквизиции.</text:p>
      <text:p text:style-name="P191">Особенности менталитета: в силу воспитания Инквизицией крайне религиозны и даже фанатичны, преимущественно клирики Саваофа. Практически никогда чародеи.</text:p>
      <text:p text:style-name="P192">Естественная магия:</text:p>
      <text:p text:style-name="P193"><text:tab/>- образ святого (может использовать один<text:s/>образ святого предка в качестве доп. холи-символа)</text:p>
      <text:p text:style-name="P194">- заклинание «Святое возмездие» (при потере всех хитов могут по броску восстановить хиты до максимума, но в случае успеха в конце сцены кастер совершает бросок на травму со штрафом 2 х уровень заклинания)</text:p>
      <text:p text:style-name="P195"><text:tab/>- непоколебимость правоверного (раз в сутки может прибавить свой рейтинг веры по формуле +1/+5 к защитному действию при наличии холи-символа)</text:p>
      <text:p text:style-name="P196">Внешность: преимущественно русые и каштановые волосы, часто серые глаза; кожа слегка смуглая.</text:p>
      <text:p text:style-name="P197"/>
      <text:p text:style-name="P198"/>
      <text:p text:style-name="P199"/>
      <text:p text:style-name="P200"/>
      <text:p text:style-name="P201">- <text:s/>Браго</text:p>
      <text:p text:style-name="P202">Происхождение: потомки дварфийских демонопоклонников (см. главу «Противники», «Браго»)</text:p>
      <text:p text:style-name="P203">Особенности менталитета: до крайности социальны и ксенофобны. Доступные для игры представители этой расы как правило потомки случайных военнопленных и отщепенцев, забывших идеи Браголлах. Тем не менее они сохраняют социальность и ксенофобию. Как правило крайне криминализированы с логикой «кого волнуют проблемы других народов».</text:p>
      <text:p text:style-name="P204">Естественная магия:</text:p>
      <text:p text:style-name="P205"><text:tab/>- самоотдача (кастер убирает штраф за усталость, голод либо жажду за сутки на 12<text:s/>часов. По истечению срока действия заклинания кастер получает травму 2 уровня. Спелл можно применять неограниченное число раз подряд)</text:p>
      <text:p text:style-name="P206">- планарное родство (пассивно; кастер имеет модификатор 1 х уровень заклинания на социальные взаимодействия с планарными<text:s/>существами и духами +1/+5)</text:p>
      <text:p text:style-name="P207"><text:tab/>- благое наследие (персонаж вызывает демонизированного духа предка и получает от него демоническую сверхспособность; кроме физ.20 это проявляется во внешней демонической мутации и соответственно падение внешности и прочие социальные последствия. Душа любого Браго, владеющим данным заклинанием, принадлежит дьявольскому покровителю этой расы)</text:p>
      <text:p text:style-name="P208">Внешность: тёмно-серая кожа; чёрные глаза; правоверные Браго так же бреют головы, заплетают бороды в особые причёски и носят специальную одежду – длинную кольчугу на ладонь ниже колена, с прорезями до средины бедра и холи-символом с руной, отображающей социальный статус как левый наплечник.</text:p>
      <text:p text:style-name="P209"/>
      <text:p text:style-name="P210">- Древние рода (у каждого рода своё самоназвание)</text:p>
      <text:p text:style-name="P211">Происхождение: немногочисленные дварфийские рода, сумевшие в хаосе второй закатной войны, сохранить свою историю и родовые тайны. В большинстве своём в прошлом аристократия, ремесленная либо военная.</text:p>
      <text:p text:style-name="P212">Особенности менталитета: менталитет разнится от рода к роду, но чаще всего характерные черты потомственных аристократов чётко заметны в поведении и мышлении этих дварфов.</text:p>
      <text:p text:style-name="P213">Естественная магия:</text:p>
      <text:p text:style-name="P214"><text:tab/>- чистая кровь (+2 х уровень навыка к внешности)</text:p>
      <text:p text:style-name="P215">- гордость рода (иммунитет к страху и ужасу)</text:p>
      <text:p text:style-name="P216"><text:tab/>- родовое оружие (тип оружия, ближнего либо дальнего боя, не учитывается при<text:s/>расчёте максимума навыков; имеет модификатор +10 х уровень навыка)</text:p>
      <text:p text:style-name="P217">Внешность: различная дварфийская внешность, кроме Браго.</text:p>
      <text:p text:style-name="P218"><text:span text:style-name="T219">Примечание: Лангтшеги (Длиннобороды). У дварфов-аристократов в возрасте примерно 300 лет в бороде появляются золотые, слегка светящи</text:span><text:span text:style-name="T220">еся волосы. Как правило, чтобы это было более заметно, такие дварфы отпускают очень длинные и пышные бороды. Все прочие дварфы, даже Браго, почти на инстинктивном уровне испытывают к длиннобородым почтение и восхищение. Авторитет длиннобородых во многих во</text:span><text:span text:style-name="T221">просах является решающим аргументом.</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rial"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Список" style:display-name="Список" style:family="paragraph" style:parent-style-name="Textbody">
      <style:text-properties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lex Simarev</dc:creator>
    <meta:creation-date>2009-04-16T11:32:00Z</meta:creation-date>
    <dc:date>2017-07-16T16:40:00Z</dc:date>
    <meta:template xlink:href="Normal" xlink:type="simple"/>
    <meta:editing-cycles>26</meta:editing-cycles>
    <meta:editing-duration>PT25260S</meta:editing-duration>
    <meta:user-defined meta:name="Info 1"/>
    <meta:user-defined meta:name="Info 2"/>
    <meta:user-defined meta:name="Info 3"/>
    <meta:user-defined meta:name="Info 4"/>
    <meta:document-statistic meta:page-count="8" meta:paragraph-count="45" meta:word-count="3394" meta:character-count="22700" meta:row-count="161" meta:non-whitespace-character-count="19351"/>
  </office:meta>
</office:document-meta>
</file>